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3"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1" style:font-size-complex="12pt"/>
    </style:style>
    <style:style style:name="P4"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1094a7" style:font-size-asian="12pt" style:font-name-complex="Arial1" style:font-size-complex="12pt"/>
    </style:style>
    <style:style style:name="T3" style:family="text">
      <style:text-properties style:font-name="Arial" fo:font-size="12pt" officeooo:rsid="00123d6c" style:font-size-asian="12p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trol de escuelas <text:bookmark text:name="_GoBack"/></text:p>
      <text:p text:style-name="P2">La finalidad de hacer este programa, va con motivos de tener una base de datos para monitorear a los niños, especialmente a los niños de escuelas primarias, ya que en esta etapa es donde se empiezan a formar las costumbres o hábitos que tienen los niños. Se piensa que el programa de control de escuelas primarias sea de manera amigable, es decir, que cuente con una interfaz fácil de manejar y entender. </text:p>
      <text:p text:style-name="P2">Este programa contara con un sistema de base de datos para guardar la información que se le ingrese de los alumnos, esta base de datos podría ser utilizada con conexión si es que se cuenta con implementar este programa en escuelas que tengan escuelas hijas o escuelas que sean relacionadas a ellas, siendo la escuela principal, la escuela donde se guarden los datos, por ello requeriría una conexión de internet entre todas estas escuelas para poder almacenar y pasar los datos a un área principal. Si se trata de una sola escuela, la conexión podría ser de área local, también el programa podría ser ocupado de manera que no ocupe una conexión de internet, pero esta estaría conectada a la base de datos principal.</text:p>
      <text:p text:style-name="P2">Con lo que respecta al programa y a su interfaz, anteriormente ya se comentó que sería una interfaz amigable, pero para que esto suceda es necesario comprender las necesidades del cliente, más bien porque estamos trabajando con personas ya mayores en algunos casos, pues es necesario hacer una interfaz que sea muy simple de entender, ya que las personas mayores temen a usar las nuevas tecnologías. Por ello describiremos con detalle cómo estará constituida nuestra interfaz. </text:p>
      <text:p text:style-name="P1"><text:span text:style-name="T1">Se piensa hacer un Login, con la finalidad de que cada docente o autoridad superior o que se encuentre con permisos de usar el programa pueda tener su propia cuenta, para los profesores tendrían un control de sus alumnos que atienden, para el personal administrativo como lo son las secretarias, tendrían los datos de todos los alumnos que se encuentran inscritos en la escuela primaria, así el control se llevaría de manera más controlada, podrían tomar el registro de asistencias y así tener el control de que chicos faltan más o con mayor frecuencia para poder atenderlos en dirección, esta es una de las facilidades que nos brinda el programa, pues en vez de contar faltas con las listas de papel, esto se hace de manera digital y más rápida, si queremos hacer un concentrado de calificaciones se puede hacer, pero para ello es necesario la ayuda de los docentes, ya que son ellos los encargados de aplicar los exámenes y subir el resultados de estos a esta nueva aplicación. Bueno ya hablamos de cómo estará la pantalla de inicio de sesión, ahora daremos una pequeña reseña d</text:span><text:span text:style-name="T2">e</text:span><text:span text:style-name="T1"> lo que pasará al entrar en sesión.</text:span></text:p>
      <text:p text:style-name="P2"/>
      <text:p text:style-name="P1"><text:soft-page-break/><text:span text:style-name="T1">Al iniciar sesión, en caso de los profesores les </text:span><text:span text:style-name="T3">aparecerá</text:span><text:span text:style-name="T1"> una ventana con opciones que solo ellos podrán realizar, algunas opciones como el llenado de asistencias como ya hemos comentado, el subir o registrar las calificaciones que tuvieron los alumnos, el número de participaciones que lleva cada alumno, entre otras opciones, para el personal administrativo se le otorgaría el poder de actualizar listas, eliminar alumnos que se dan de baja, o bien, eliminar de las lista alumnos que reprobaron el año, también podría ser que tengan la funcionalidad de tener una opción de reportes de alumnos con buena y mala conducta para que sea más fácil sacar en las boletas la conducta de los niños. Por ahora solo mencionamos lo que pueden hacer con el programa, pero no hemos hablado de cómo será físicamente esta parte, se piensa hacer que funcione con botones y a lado se verá un pequeño panel con el listado de todos los alumnos a los que tiene acceso, aquí se irá viendo cuando algún dato sea modificado, o ver la información de los alumnos. Este programa ayudaría a las escuelas a mantenerse más actualizadas y con un mejor control escolar, disminuyendo el uso excesivo de papeleo y estrés, haciendo que el control escolar por medio de programas sea más fácil o viable para estas épocas.</text:span></text:p>
      <text:p text:style-name="P2">El uso de una metodología para crear este programa, se basa primero que todo en la planeación del trabajo para que posteriormente pueda ser analizado, en esta parte de análisis se busca ver que problemas de control tiene la escuela, más enfocados al control administrativo, buscar esas problemáticas que generan complejidad a la hora de recabar esa información y ordenarla. Cuando se visualicen las principales causas a resolver, se diseñara la interfaz conforme a los requisitos que necesita la escuela, ya teniendo este diseño se empezara a codificar el programa, una vez finalizado el programa, se probara con información fantasma para verificar que se cumplen las funciones y no den error, en caso de que de error, lo que se tendrá que hacer es buscar ese error o errores y resolverlos, para que posteriormente se pruebe de nuevo el programa y funcione correctamente, como aun el programa no está en trabajo de un plantel educativo real, se hará una documentación tanto del código como de las guías de usuario, pues para el programador es fácil saber cómo funciona su programa, por lo que se hará una guía de usuario para que este pueda utilizar el programa de manera más fácil, cuando sea implementado el programa de control escolar, se tendrán que hacer mantenimientos para la correcta funcionalidad del programa. </text:p>
      <text:p text:style-name="P2">Con el buen funcionamiento del programa se espera que los planteles educativos de primaria sean más eficientes, llevando el control de los alumnos y también si es posible, llevar el control de los profesores, se espera brindar una ayuda a personas tanto de edad mayor como jóvenes con este programa, basado en la recopilación de da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adeus Black</meta:initial-creator>
    <meta:editing-cycles>8</meta:editing-cycles>
    <meta:creation-date>2021-10-15T01:47:00</meta:creation-date>
    <dc:date>2021-10-18T16:37:56.750130075</dc:date>
    <meta:editing-duration>PT1H21M2S</meta:editing-duration>
    <meta:generator>LibreOffice/6.4.4.2$Linux_X86_64 LibreOffice_project/40$Build-2</meta:generator>
    <meta:document-statistic meta:table-count="0" meta:image-count="0" meta:object-count="0" meta:page-count="2" meta:paragraph-count="8" meta:word-count="965" meta:character-count="5674" meta:non-whitespace-character-count="47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